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1"><text:a xlink:href="https://www.observatoire-des-territoires.gouv.fr/part-des-20-24-ans-sans-diplome" xlink:type="simple">https://www.observatoire-des-territoires.gouv.fr/part-des-20-24-ans-sans-diplome</text:a></text:span><text:span text:style-name="T1"> et https://www.observatoire-des-territoires.gouv.fr/population-au-dernier-recensement et </text:span><text:span text:style-name="T1"><text:a xlink:href="https://www.observatoire-des-territoires.gouv.fr/part-des-18-24-ans" xlink:type="simple">https://www.observatoire-des-territoires.gouv.fr/part-des-18-24-ans</text:a></text:span><text:span text:style-name="T1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  <table:table-row table:style-name="ro1">
          <table:table-cell office:value-type="string" calcext:value-type="string">
            <text:p>top-15-sports-avec-plus-licencies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top-20-sports-plus-pratiques-avec-licences-par-les-sarcellois-2021</text:p>
          </table:table-cell>
          <table:table-cell office:value-type="string" calcext:value-type="string">
            <text:p><text:a xlink:href="https://www.data.gouv.fr/fr/datasets/donnees-geocodees-issues-du-recensement-des-licences-et-clubs-aupres-des-federations-sportives-agreees-par-le-ministere-charge-des-sports/" xlink:type="simple">https://www.data.gouv.fr/fr/datasets/donnees-geocodees-issues-du-recensement-des-licences-et-clubs-aupres-des-federations-sportives-agreees-par-le-ministere-charge-des-sports/</text:a></text:p>
          </table:table-cell>
          <table:table-cell office:value-type="string" calcext:value-type="string">
            <text:p>Il s'agit d'un recensement au lieu d'habitation de la personne et non au lieu de pratique. Pensez bien à le préciser</text:p>
          </table:table-cell>
        </table:table-row>
        <table:table-row table:style-name="ro1">
          <table:table-cell office:value-type="string" calcext:value-type="string">
            <text:p>taux-insertion-dut-mmi-2015-2016-2017-2019</text:p>
          </table:table-cell>
          <table:table-cell office:value-type="string" calcext:value-type="string">
            <text:p><text:a xlink:href="https://www.data.gouv.fr/fr/datasets/insertion-professionnelle-des-diplome-e-s-de-diplome-universitaire-de-technologie-dut-en-universites-et-etablissements-assimiles-donnees-nationales-par-disciplines-detaillees/" xlink:type="simple">https://www.data.gouv.fr/fr/datasets/insertion-professionnelle-des-diplome-e-s-de-diplome-universitaire-de-technologie-dut-en-universites-et-etablissements-assimiles-donnees-nationales-par-disciplines-detaillees/</text:a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5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5 le comptage s’arrête à la fin du mois de mars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  <table:table-row table:style-name="ro1">
          <table:table-cell office:value-type="string" calcext:value-type="string">
            <text:p>effectifs-en-terminale-specialites-academie-versailles-2022</text:p>
          </table:table-cell>
          <table:table-cell office:value-type="string" calcext:value-type="string">
            <text:p><text:a xlink:href="https://data.education.gouv.fr/explore/dataset/fr-en-effectifs-specialites-doublettes-terminale-generale/information" xlink:type="simple">https://data.education.gouv.fr/explore/dataset/fr-en-effectifs-specialites-doublettes-terminale-generale/information</text:a> et <text:a xlink:href="https://data.education.gouv.fr/explore/dataset/fr-en-adresse-et-geolocalisation-etablissements-premier-et-second-degre" xlink:type="simple">https://data.education.gouv.fr/explore/dataset/fr-en-adresse-et-geolocalisation-etablissements-premier-et-second-degre</text:a></text:p>
          </table:table-cell>
          <table:table-cell/>
        </table:table-row>
        <table:table-row table:style-name="ro1">
          <table:table-cell office:value-type="string" calcext:value-type="string">
            <text:p>geo-top-5-sports-avec-plus-licencies-par-region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geo-radar-france</text:p>
          </table:table-cell>
          <table:table-cell table:style-name="ce1" office:value-type="string" calcext:value-type="string">
            <text:p><text:a xlink:href="https://www.data.gouv.fr/fr/datasets/liste-des-radars-fixes-en-france" xlink:type="simple">https://www.data.gouv.fr/fr/datasets/liste-des-radars-fixes-en-france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1T10:29:12.432000000</dc:date>
    <meta:editing-duration>PT14H4M12S</meta:editing-duration>
    <meta:editing-cycles>62</meta:editing-cycles>
    <meta:generator>LibreOffice/7.2.7.2$Windows_X86_64 LibreOffice_project/8d71d29d553c0f7dcbfa38fbfda25ee34cce99a2</meta:generator>
    <meta:document-statistic meta:table-count="2" meta:cell-count="83" meta:object-count="0"/>
  </office:meta>
</office:document-meta>
</file>